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fb89" officeooo:paragraph-rsid="000afb89"/>
    </style:style>
    <style:style style:name="P2" style:family="paragraph" style:parent-style-name="Standard" style:list-style-name="L1">
      <style:text-properties officeooo:rsid="000afb89" officeooo:paragraph-rsid="000afb89"/>
    </style:style>
    <style:style style:name="P3" style:family="paragraph" style:parent-style-name="Standard" style:list-style-name="L1">
      <style:text-properties officeooo:rsid="000c9354" officeooo:paragraph-rsid="000c9354"/>
    </style:style>
    <style:style style:name="P4" style:family="paragraph" style:parent-style-name="Standard" style:list-style-name="L2">
      <style:text-properties officeooo:rsid="000afb89" officeooo:paragraph-rsid="000afb89"/>
    </style:style>
    <style:style style:name="P5" style:family="paragraph" style:parent-style-name="Standard" style:list-style-name="L3">
      <style:text-properties officeooo:rsid="000afb89" officeooo:paragraph-rsid="000afb89"/>
    </style:style>
    <style:style style:name="P6" style:family="paragraph" style:parent-style-name="Standard" style:list-style-name="L4">
      <style:text-properties officeooo:rsid="000afb89" officeooo:paragraph-rsid="000afb89"/>
    </style:style>
    <style:style style:name="P7" style:family="paragraph" style:parent-style-name="Standard" style:list-style-name="L4">
      <style:text-properties officeooo:rsid="000c21b1" officeooo:paragraph-rsid="000c21b1"/>
    </style:style>
    <style:style style:name="P8" style:family="paragraph" style:parent-style-name="Standard">
      <style:text-properties officeooo:rsid="000c21b1" officeooo:paragraph-rsid="000c21b1"/>
    </style:style>
    <style:style style:name="P9" style:family="paragraph" style:parent-style-name="Standard" style:list-style-name="L5">
      <style:text-properties officeooo:rsid="000c21b1" officeooo:paragraph-rsid="000c21b1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echstack</text:span><text:line-break/><text:line-break/>Frontend Web Server:</text:p>
      <text:list text:style-name="L1">
        <text:list-item>
          <text:p text:style-name="P2">Typescript</text:p>
        </text:list-item>
        <text:list-item>
          <text:p text:style-name="P2">Bun</text:p>
        </text:list-item>
        <text:list-item>
          <text:p text:style-name="P2">React</text:p>
        </text:list-item>
        <text:list-item>
          <text:p text:style-name="P2">Mantine</text:p>
        </text:list-item>
        <text:list-item>
          <text:p text:style-name="P2">Redis</text:p>
        </text:list-item>
        <text:list-item>
          <text:p text:style-name="P3">Google Analytics</text:p>
        </text:list-item>
      </text:list>
      <text:p text:style-name="P1"/>
      <text:p text:style-name="P1">Backend Server:</text:p>
      <text:list text:style-name="L2">
        <text:list-item>
          <text:p text:style-name="P4">TypeScript</text:p>
        </text:list-item>
        <text:list-item>
          <text:p text:style-name="P4">Bun</text:p>
        </text:list-item>
        <text:list-item>
          <text:p text:style-name="P4">Express</text:p>
        </text:list-item>
        <text:list-item>
          <text:p text:style-name="P4">Redis</text:p>
        </text:list-item>
      </text:list>
      <text:p text:style-name="P1"/>
      <text:p text:style-name="P1">Database Server:</text:p>
      <text:list text:style-name="L3">
        <text:list-item>
          <text:p text:style-name="P5">TypeScript</text:p>
        </text:list-item>
        <text:list-item>
          <text:p text:style-name="P5">Bun</text:p>
        </text:list-item>
        <text:list-item>
          <text:p text:style-name="P5">PostgreSQL</text:p>
        </text:list-item>
      </text:list>
      <text:p text:style-name="P1"/>
      <text:p text:style-name="P1">Game Price Fetcher:</text:p>
      <text:list text:style-name="L4">
        <text:list-item>
          <text:p text:style-name="P6">Python</text:p>
        </text:list-item>
        <text:list-item>
          <text:p text:style-name="P7">Selenium</text:p>
        </text:list-item>
        <text:list-item>
          <text:p text:style-name="P7">requests</text:p>
        </text:list-item>
        <text:list-item>
          <text:p text:style-name="P7">schedule</text:p>
        </text:list-item>
        <text:list-item>
          <text:p text:style-name="P7">JSON</text:p>
        </text:list-item>
        <text:list-item>
          <text:p text:style-name="P7">fake-useragent</text:p>
        </text:list-item>
      </text:list>
      <text:p text:style-name="P8"/>
      <text:p text:style-name="P8">Game ID Fetcher:</text:p>
      <text:list text:style-name="L5">
        <text:list-item>
          <text:p text:style-name="P9">Pyth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7T20:27:13.554895900</meta:creation-date>
    <dc:date>2025-07-27T20:36:13.327167900</dc:date>
    <meta:editing-duration>PT8M59S</meta:editing-duration>
    <meta:editing-cycles>3</meta:editing-cycles>
    <meta:generator>LibreOffice/25.2.4.3$Windows_X86_64 LibreOffice_project/33e196637044ead23f5c3226cde09b47731f7e27</meta:generator>
    <meta:document-statistic meta:table-count="0" meta:image-count="0" meta:object-count="0" meta:page-count="1" meta:paragraph-count="25" meta:word-count="55" meta:character-count="265" meta:non-whitespace-character-count="254"/>
  </office:meta>
</office:document-meta>
</file>